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Arial, sans-serif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4" style:family="paragraph" style:parent-style-name="Text_20_body">
      <style:text-properties fo:font-variant="normal" fo:text-transform="none" fo:color="#171717" style:font-name="Open Sans" fo:font-size="10pt" fo:letter-spacing="normal" fo:font-style="normal" fo:font-weight="normal" fo:background-color="transparent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815a31" style:font-name="Tahoma" fo:font-size="9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7f7f7f" fo:font-size="8.25pt"/>
    </style:style>
    <style:style style:name="P9" style:family="paragraph" style:parent-style-name="Text_20_body">
      <style:paragraph-properties fo:margin-left="0cm" fo:margin-right="0cm" fo:margin-top="0cm" fo:margin-bottom="0cm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171717" style:font-name="Open Sans" fo:font-size="10pt" fo:letter-spacing="normal" fo:font-style="normal" fo:font-weight="normal" fo:background-color="transparent"/>
    </style:style>
    <style:style style:name="P10" style:family="paragraph" style:parent-style-name="Text_20_body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171717" style:font-name="Open Sans" fo:font-size="11.25pt" fo:letter-spacing="normal" fo:font-style="normal" fo:font-weight="normal"/>
    </style:style>
    <style:style style:name="P11" style:family="paragraph" style:parent-style-name="Text_20_body">
      <style:paragraph-properties fo:margin-top="0cm" fo:margin-bottom="0cm"/>
    </style:style>
    <style:style style:name="T1" style:family="text">
      <style:text-properties fo:font-variant="normal" fo:text-transform="none" fo:color="#815a31" style:font-name="Tahoma" fo:font-size="9.75pt" fo:letter-spacing="normal" fo:font-style="normal" fo:font-weight="normal"/>
    </style:style>
    <style:style style:name="T2" style:family="text">
      <style:text-properties fo:font-variant="normal" fo:text-transform="none" fo:color="#815a31" style:font-name="Tahoma" fo:letter-spacing="normal" fo:font-style="normal" fo:font-weight="normal"/>
    </style:style>
    <style:style style:name="T3" style:family="text">
      <style:text-properties fo:font-variant="normal" fo:text-transform="none" fo:color="#815a31" fo:letter-spacing="normal"/>
    </style:style>
    <style:style style:name="T4" style:family="text">
      <style:text-properties fo:font-variant="normal" fo:text-transform="none" fo:color="#815a31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color="#815a31" style:font-name="Tahoma" fo:font-size="9.75pt" fo:letter-spacing="normal" fo:font-style="italic" fo:font-weight="normal"/>
    </style:style>
    <style:style style:name="T7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kowski Albin Jan</text:p>
      <text:p text:style-name="P1"/>
      <text:p text:style-name="P3"><text:span text:style-name="T5">Urodził się 23 sierpnia 1908 roku w Berlinie. Po I wojnie światowej zamieszkał w Chojnicach, gdzie w 1930 roku zdał maturę w Państwowym <text:s/>Gimnazjum Klasycznym, dyplom magisterski uzyskał w 1948 roku na Wydziale Prawa UMK w Toruniu. W okresie międzywojennym Albin Makowski pełnił różne funkcje: redaktora ,,Dziennika Pomorskiego” i ,,Ludu Pomorskiego”, a także referenta prawnego Zarządu Miejskiego. Od 1926 r. gromadził muzealia, które stały się <text:s/>w przyszłości podstawą Kolekcji Historyczno – Regionalnej Makowskich. Za swoje zasługi otrzymał wiele odznaczeń, m.in. Złoty Krzyż Zasługi, <text:s/>,,Medal Zwycięstwa i Wolności”, Złotą Odznakę PTTK, a także ,,Zasłużonego Działacza Kultury”i <text:s/>Złotą Odznakę <text:s/>Zasłużonego Esperantysty. <text:s/>W roku 1977 <text:s/>został wpisany w poczet „Honorowej księgi Zasłużonych Obywateli miasta Chojnic”. Zmarł 5 sierpnia 1982 roku w Chojnicach. Zgodnie z wolą wyrażoną w testamencie, kolekcja Albina Makowskiego została przekazana miastu, a od 1983 r. należy do Muzeum Historyczno – Etnograficznego w Chojnicach.</text:span></text:p>
      <text:p text:style-name="P5"/>
      <text:p text:style-name="Text_20_body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Arial, sans-serif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09:51:21.35</meta:creation-date>
    <meta:document-statistic meta:table-count="0" meta:image-count="0" meta:object-count="0" meta:page-count="1" meta:paragraph-count="3" meta:word-count="146" meta:character-count="1045"/>
    <dc:date>2022-11-22T10:21:14.78</dc:date>
    <meta:editing-duration>PT14M34S</meta:editing-duration>
    <meta:editing-cycles>1</meta:editing-cycles>
    <meta:generator>OpenOffice/4.1.3$Win32 OpenOffice.org_project/413m1$Build-9783</meta:generator>
  </office:meta>
</office:document-meta>
</file>